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svg:stroke-opacity="0%" draw:fill-color="#ff0000" draw:opacity="30%" draw:textarea-horizontal-align="justify" draw:textarea-vertical-align="middle" draw:auto-grow-height="false" fo:min-height="0.95cm" fo:min-width="2.294cm"/>
      <style:paragraph-properties style:writing-mode="lr-tb"/>
    </style:style>
    <style:style style:name="gr3" style:family="graphic" style:parent-style-name="standard">
      <style:graphic-properties svg:stroke-color="#000000" svg:stroke-opacity="100%" draw:fill-color="#729fcf" draw:opacity="30%" draw:opacity-name="" draw:textarea-horizontal-align="justify" draw:textarea-vertical-align="middle" draw:auto-grow-height="false" fo:min-height="0.95cm" fo:min-width="2.294cm"/>
      <style:paragraph-properties style:writing-mode="lr-tb"/>
    </style:style>
    <style:style style:name="gr4" style:family="graphic" style:parent-style-name="standard">
      <style:graphic-properties svg:stroke-color="#50938a" svg:stroke-opacity="0%" draw:fill-color="#50938a" draw:opacity="30%" draw:textarea-horizontal-align="justify" draw:textarea-vertical-align="middle" draw:auto-grow-height="false" fo:min-height="0.95cm" fo:min-width="2.294cm"/>
      <style:paragraph-properties style:writing-mode="lr-tb"/>
    </style:style>
    <style:style style:name="gr5" style:family="graphic" style:parent-style-name="standard">
      <style:graphic-properties svg:stroke-color="#000000" draw:opacity="30%" draw:textarea-horizontal-align="justify" draw:textarea-vertical-align="middle" draw:auto-grow-height="false" fo:min-height="0.95cm" fo:min-width="2.294cm"/>
      <style:paragraph-properties style:writing-mode="lr-tb"/>
    </style:style>
    <style:style style:name="gr6" style:family="graphic" style:parent-style-name="standard">
      <style:graphic-properties svg:stroke-color="#000000" draw:marker-end="Symmetric_20_Arrow" draw:textarea-vertical-align="middle"/>
    </style:style>
    <style:style style:name="gr7" style:family="graphic" style:parent-style-name="standard">
      <style:graphic-properties svg:stroke-color="#000000" svg:stroke-opacity="100%" draw:fill-color="#50938a" draw:opacity="0%" draw:textarea-horizontal-align="justify" draw:textarea-vertical-align="middle" draw:auto-grow-height="false" fo:min-height="0.95cm" fo:min-width="1.298cm"/>
      <style:paragraph-properties style:writing-mode="lr-tb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385cm" fo:min-width="12.835cm"/>
      <style:paragraph-properties style:writing-mode="lr-tb"/>
    </style:style>
    <style:style style:name="gr9" style:family="graphic" style:parent-style-name="standard">
      <style:graphic-properties svg:stroke-color="#000000" draw:marker-end="Circle" draw:textarea-vertical-align="middle"/>
    </style:style>
    <style:style style:name="gr10" style:family="graphic" style:parent-style-name="standard">
      <style:graphic-properties svg:stroke-color="#000000" draw:marker-end="Rounded_20_short_20_Arrow" draw:textarea-vertical-align="middle"/>
    </style:style>
    <style:style style:name="gr1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2" style:family="graphic" style:parent-style-name="standard">
      <style:graphic-properties svg:stroke-color="#50938a" svg:stroke-opacity="0%" draw:fill-color="#666666" draw:opacity="30%" draw:textarea-horizontal-align="justify" draw:textarea-vertical-align="middle" draw:auto-grow-height="false" fo:min-height="0.251cm" fo:min-width="1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0000" draw:opacity="30%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729fcf" draw:opacity="30%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50938a" draw:opacity="30%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opacity="30%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50938a" draw:opacity="0%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666666" draw:opacity="30%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xml:id="id10" draw:id="id10" draw:layer="layout" svg:width="1.161cm" svg:height="0.791cm" svg:x="0.122cm" svg:y="2.739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style-name="gr1" draw:text-style-name="P1" xml:id="id2" draw:id="id2" draw:layer="layout" svg:width="0.718cm" svg:height="0.791cm" svg:x="13.904cm" svg:y="0.347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style-name="gr2" draw:text-style-name="P3" xml:id="id4" draw:id="id4" draw:layer="layout" svg:width="2.794cm" svg:height="1.2cm" svg:x="18.626cm" svg:y="0.142cm">
              <text:p text:style-name="P2"><text:span text:style-name="T1">R</text:span><text:span text:style-name="T1">e</text:span><text:span text:style-name="T1">L</text:span><text:span text:style-name="T1">U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xml:id="id1" draw:id="id1" draw:layer="layout" svg:width="2.794cm" svg:height="1.2cm" svg:x="10.426cm" svg:y="0.142cm">
              <text:p text:style-name="P2"><text:span text:style-name="T1">Weight Layer</text:span></text:p>
              <text:p text:style-name="P2"><text:span text:style-name="T1">W</text:span><text:span text:style-name="T2">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3" draw:id="id3" draw:layer="layout" svg:width="2.794cm" svg:height="1.2cm" svg:x="15.226cm" svg:y="0.142cm">
              <text:p text:style-name="P2"><text:span text:style-name="T1">Batch</text:span></text:p>
              <text:p text:style-name="P2"><text:span text:style-name="T1">Normalizati</text:span><text:span text:style-name="T1">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xml:id="id5" draw:id="id5" draw:layer="layout" svg:width="2.794cm" svg:height="1.2cm" svg:x="22.099cm" svg:y="0.142cm">
              <text:p text:style-name="P2"><text:span text:style-name="T1">Weight Layer</text:span></text:p>
              <text:p text:style-name="P2"><text:span text:style-name="T1">W</text:span><text:span text:style-name="T2">k+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1" draw:layer="layout" svg:x1="13.22cm" svg:y1="0.742cm" svg:x2="13.904cm" svg:y2="0.742cm" draw:start-shape="id1" draw:start-glue-point="1" draw:end-shape="id2" draw:end-glue-point="3" svg:d="M13220 742h684" svg:viewBox="0 0 685 1">
              <text:p/>
            </draw:connector>
            <draw:connector draw:style-name="gr6" draw:text-style-name="P1" draw:layer="layout" svg:x1="18.02cm" svg:y1="0.742cm" svg:x2="18.626cm" svg:y2="0.742cm" draw:start-shape="id3" draw:start-glue-point="1" draw:end-shape="id4" draw:end-glue-point="3" svg:d="M18020 742h606" svg:viewBox="0 0 607 1">
              <text:p/>
            </draw:connector>
            <draw:connector draw:style-name="gr6" draw:text-style-name="P1" draw:layer="layout" svg:x1="14.622cm" svg:y1="0.742cm" svg:x2="15.226cm" svg:y2="0.742cm" draw:start-shape="id2" draw:start-glue-point="1" draw:end-shape="id3" draw:end-glue-point="3" svg:d="M14622 742h604" svg:viewBox="0 0 605 1">
              <text:p/>
            </draw:connector>
            <draw:connector draw:style-name="gr6" draw:text-style-name="P1" draw:layer="layout" svg:x1="21.42cm" svg:y1="0.742cm" svg:x2="22.099cm" svg:y2="0.742cm" draw:start-shape="id4" draw:start-glue-point="1" draw:end-shape="id5" draw:end-glue-point="3" svg:d="M21420 742h679" svg:viewBox="0 0 680 1">
              <text:p/>
            </draw:connector>
            <draw:custom-shape draw:style-name="gr7" draw:text-style-name="P7" xml:id="id8" draw:id="id8" draw:layer="layout" svg:width="1.798cm" svg:height="1.2cm" svg:x="25.815cm" svg:y="2.534cm">
              <text:p text:style-name="P2"><text:span text:style-name="T1">A</text:span><text:span text:style-name="T1">d</text:span><text:span text:style-name="T1">d</text:span><text:span text:style-name="T1">it</text:span><text:span text:style-name="T1">i</text:span><text:span text:style-name="T1">o</text:span><text:span text:style-name="T1">n</text:span></text:p>
              <text:p text:style-name="P2"><text:span text:style-name="T1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xml:id="id9" draw:id="id9" draw:layer="layout" svg:width="1.103cm" svg:height="0.791cm" svg:x="28.271cm" svg:y="2.739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custom-shape draw:style-name="gr8" draw:text-style-name="P8" xml:id="id11" draw:id="id11" draw:layer="layout" svg:width="13.335cm" svg:height="0.635cm" svg:x="2.053cm" svg:y="2.81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7" draw:id="id7" draw:layer="layout" svg:width="2.794cm" svg:height="1.2cm" svg:x="6.98cm" svg:y="0.142cm">
              <text:p text:style-name="P2"><text:span text:style-name="T1">ReLU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6" draw:id="id6" draw:layer="layout" svg:width="2.794cm" svg:height="1.2cm" svg:x="3.526cm" svg:y="0.142cm">
              <text:p text:style-name="P2"><text:span text:style-name="T1">Batch</text:span></text:p>
              <text:p text:style-name="P2"><text:span text:style-name="T1">Normalizatio</text:span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1" draw:layer="layout" svg:x1="6.32cm" svg:y1="0.742cm" svg:x2="6.98cm" svg:y2="0.742cm" draw:start-shape="id6" draw:start-glue-point="1" draw:end-shape="id7" draw:end-glue-point="3" svg:d="M6320 742h660" svg:viewBox="0 0 661 1">
              <text:p/>
            </draw:connector>
            <draw:connector draw:style-name="gr6" draw:text-style-name="P1" draw:layer="layout" svg:x1="9.774cm" svg:y1="0.742cm" svg:x2="10.426cm" svg:y2="0.742cm" draw:start-shape="id7" draw:start-glue-point="1" draw:end-shape="id1" draw:end-glue-point="3" svg:d="M9774 742h652" svg:viewBox="0 0 653 1">
              <text:p/>
            </draw:connector>
            <draw:frame draw:style-name="gr1" draw:text-style-name="P1" xml:id="id12" draw:id="id12" draw:layer="layout" svg:width="1.161cm" svg:height="0.791cm" svg:x="13.683cm" svg:y="2.739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connector draw:style-name="gr6" draw:text-style-name="P1" draw:layer="layout" svg:x1="27.613cm" svg:y1="3.134cm" svg:x2="28.271cm" svg:y2="3.134cm" draw:start-shape="id8" draw:start-glue-point="1" draw:end-shape="id9" draw:end-glue-point="3" svg:d="M27613 3134h658" svg:viewBox="0 0 659 1">
              <text:p/>
            </draw:connector>
            <draw:connector draw:style-name="gr9" draw:text-style-name="P1" draw:layer="layout" svg:x1="1.283cm" svg:y1="3.134cm" svg:x2="2.053cm" svg:y2="3.134cm" draw:start-shape="id10" draw:start-glue-point="1" draw:end-shape="id11" draw:end-glue-point="3" svg:d="M1283 3134h770" svg:viewBox="0 0 771 1">
              <text:p/>
            </draw:connector>
            <draw:connector draw:style-name="gr6" draw:text-style-name="P1" draw:layer="layout" svg:x1="2.053cm" svg:y1="3.134cm" svg:x2="13.683cm" svg:y2="3.134cm" draw:start-shape="id11" draw:start-glue-point="3" draw:end-shape="id12" draw:end-glue-point="3" svg:d="M2053 3134h11630" svg:viewBox="0 0 11631 1">
              <text:p/>
            </draw:connector>
            <draw:connector draw:style-name="gr10" draw:text-style-name="P1" draw:layer="layout" svg:x1="14.844cm" svg:y1="3.134cm" svg:x2="25.815cm" svg:y2="3.134cm" draw:start-shape="id12" draw:start-glue-point="1" draw:end-shape="id8" draw:end-glue-point="3" svg:d="M14844 3134h10971" svg:viewBox="0 0 10972 1">
              <text:p/>
            </draw:connector>
            <draw:line draw:style-name="gr11" draw:text-style-name="P9" draw:layer="layout" svg:x1="1.926cm" svg:y1="3.142cm" svg:x2="3.45cm" svg:y2="0.729cm">
              <text:p/>
            </draw:line>
            <draw:line draw:style-name="gr11" draw:text-style-name="P9" draw:layer="layout" svg:x1="24.913cm" svg:y1="0.729cm" svg:x2="26.697cm" svg:y2="2.44cm">
              <text:p/>
            </draw:line>
            <draw:custom-shape draw:style-name="gr12" draw:text-style-name="P10" draw:layer="layout" svg:width="1.8cm" svg:height="0.501cm" svg:x="13.126cm" svg:y="3.558cm">
              <text:p text:style-name="P2"><text:span text:style-name="T1">Ident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5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2:18:04.994238067</meta:creation-date>
    <dc:date>2021-04-24T13:19:49.042313865</dc:date>
    <meta:editing-duration>PT3M57S</meta:editing-duration>
    <meta:editing-cycles>1</meta:editing-cycles>
    <meta:document-statistic meta:object-count="27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sup>
      <mi>z</mi>
      <mrow>
        <mi>k</mi>
        <mo stretchy="false">−</mo>
        <mi>l</mi>
      </mrow>
    </msup>
    <annotation encoding="StarMath 5.0">z^{k-l}</annotation>
  </semantics>
</math>
</file>

<file path=Object 2/content.xml><?xml version="1.0" encoding="utf-8"?>
<math xmlns="http://www.w3.org/1998/Math/MathML" display="block">
  <semantics>
    <msup>
      <mi>z</mi>
      <mi>k</mi>
    </msup>
    <annotation encoding="StarMath 5.0">z^{k}</annotation>
  </semantics>
</math>
</file>

<file path=Object 3/content.xml><?xml version="1.0" encoding="utf-8"?>
<math xmlns="http://www.w3.org/1998/Math/MathML" display="block">
  <semantics>
    <msup>
      <mi>z</mi>
      <mrow>
        <mi>k</mi>
        <mo stretchy="false">+</mo>
        <mi>l</mi>
      </mrow>
    </msup>
    <annotation encoding="StarMath 5.0">z^{k+l}</annotation>
  </semantics>
</math>
</file>

<file path=Object 4/content.xml><?xml version="1.0" encoding="utf-8"?>
<math xmlns="http://www.w3.org/1998/Math/MathML" display="block">
  <semantics>
    <msup>
      <mi>z</mi>
      <mrow>
        <mi>k</mi>
        <mo stretchy="false">−</mo>
        <mi>l</mi>
      </mrow>
    </msup>
    <annotation encoding="StarMath 5.0">z^{k-l}</annotation>
  </semantics>
</math>
</file>